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72.09pt"/>
    </style:style>
    <style:style style:name="co3" style:family="table-column">
      <style:table-column-properties fo:break-before="auto" style:column-width="182.35pt"/>
    </style:style>
    <style:style style:name="co4" style:family="table-column">
      <style:table-column-properties fo:break-before="auto" style:column-width="257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35pt" fo:break-before="auto" style:use-optimal-row-height="true"/>
    </style:style>
    <style:style style:name="ro3" style:family="table-row">
      <style:table-row-properties style:row-height="35.6pt" fo:break-before="auto" style:use-optimal-row-height="true"/>
    </style:style>
    <style:style style:name="ro4" style:family="table-row">
      <style:table-row-properties style:row-height="114.35pt" fo:break-before="auto" style:use-optimal-row-height="true"/>
    </style:style>
    <style:style style:name="ro5" style:family="table-row">
      <style:table-row-properties style:row-height="58.1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20-OLinuXino-Lime2_Rev_K2_e16GBs16MB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rts</text:p>
          </table:table-cell>
          <table:table-cell table:style-name="ce3"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-EU_R0402_TI_0R</text:p>
          </table:table-cell>
          <table:table-cell office:value-type="string" calcext:value-type="string">
            <text:p>R11, R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R0R(NA)</text:p>
          </table:table-cell>
          <table:table-cell office:value-type="string" calcext:value-type="string">
            <text:p>R8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3R/1%</text:p>
          </table:table-cell>
          <table:table-cell office:value-type="string" calcext:value-type="string">
            <text:p>R-EU_R1206_5MIL_WS</text:p>
          </table:table-cell>
          <table:table-cell office:value-type="string" calcext:value-type="string">
            <text:p>R6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9, R10, R3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9, R20, R21, R24, R25, R26, R119, R120, R1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2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1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5, R7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0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, R8, R1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13, R114, R115, R116, R117, R118, R124, R1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9, R9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, R2, R4, R5, R6, R45, R46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56, R57, R60, R61, R70, R75, R77, R79, R80, R81,</text:p>
            <text:p> R82, R88, R128, R12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9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1, R9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.8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9, R7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5</text:p>
          </table:table-cell>
          <table:table-cell table:number-columns-repeated="1020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R-EU_R0402_TI</text:p>
          </table:table-cell>
          <table:table-cell office:value-type="string" calcext:value-type="string">
            <text:p><text:span text:style-name="T1">R12</text:span>, <text:span text:style-name="T1">R16</text:span>, <text:span text:style-name="T1">R17</text:span>, R31, R34, R36, R37, R42, R44, R52,</text:p>
            <text:p> R54, R58, R62, R64, R68, R71, R78, R121, R1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4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3, R6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k/5%/0402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4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27, R30, R55, R7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1, R67, R8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3, R69, R7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8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0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33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0805_(4X0402)_4B8_4.7k</text:p>
          </table:table-cell>
          <table:table-cell office:value-type="string" calcext:value-type="string">
            <text:p>R_MATRIX_4EBIGERPADS</text:p>
          </table:table-cell>
          <table:table-cell office:value-type="string" calcext:value-type="string">
            <text:p>RM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4.7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10, C11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16, C117, C201, C211, C248, C24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39, C140, C141, C142, C167, C173, C187, C20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X7R/1206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21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53, C154, C156, C157</text:p>
          </table:table-cell>
          <table:table-cell table:number-columns-repeated="1020"/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100nF</text:p>
          </table:table-cell>
          <table:table-cell table:style-name="ce3" office:value-type="string" calcext:value-type="string">
            <text:p>C-EUC0402_TI</text:p>
          </table:table-cell>
          <table:table-cell office:value-type="string" calcext:value-type="string">
            <text:p><text:span text:style-name="T1">C71</text:span>, C83, C85, C87, C109, C119, C135, C136, C137,</text:p>
            <text:p> C149, C152, C193, C236, C237, C239, C240, C242,</text:p>
            <text:p> C243, C244, C247, C250, C252, C253</text:p>
          </table:table-cell>
          <table:table-cell table:number-columns-repeated="1020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, C2, C3, C4, C5, C6, C7, C8, C9, C10, C11, C12,</text:p>
            <text:p> C13, C14, C16, C17, C18, C19, C20, C21, C22, C23,</text:p>
            <text:p> C24, C25, C26, C27, C28, C29, C30, C31, C32, C33,</text:p>
            <text:p> C34, C35, C36, C37, C38, C39, C40, C41, C42, C43,</text:p>
            <text:p> C44, C45, C46, C47, C48, C49, C50, C51, C52, C53,</text:p>
            <text:p> C54, C55, C56, C57, C58, C59, C60, C61, C62, C63,</text:p>
            <text:p> C64, C65, C66, C67, C68, C69, C70, C74, C75, C76,</text:p>
            <text:p> C92,C93,C94, C95, C96, C97, C98, C99, C100,C106,</text:p>
            <text:p> C107, C121, C126, C129, C130, C131, C132, C133,</text:p>
            <text:p> C144, C148, C164, C178, C184, C189, C194, C196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220nF/0603</text:p>
          </table:table-cell>
          <table:table-cell table:style-name="ce3" office:value-type="string" calcext:value-type="string">
            <text:p>C-EUC0603_DWS</text:p>
          </table:table-cell>
          <table:table-cell table:style-name="ce3" office:value-type="string" calcext:value-type="string">
            <text:p>C18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97, C199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1uF/10V</text:p>
          </table:table-cell>
          <table:table-cell table:style-name="ce3" office:value-type="string" calcext:value-type="string">
            <text:p>C-EUC0603_DWS</text:p>
          </table:table-cell>
          <table:table-cell office:value-type="string" calcext:value-type="string">
            <text:p>C108, C125, C159, C176,<text:span text:style-name="T1">C179</text:span>,C18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2uF/6.3V/10%/X5R/C0603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84, C86, C88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4.7uF/6.3V</text:p>
          </table:table-cell>
          <table:table-cell table:style-name="ce3" office:value-type="string" calcext:value-type="string">
            <text:p>C-EUC0603_DWS</text:p>
          </table:table-cell>
          <table:table-cell office:value-type="string" calcext:value-type="string">
            <text:p><text:span text:style-name="T1">C158</text:span>, <text:span text:style-name="T1">C163</text:span>, <text:span text:style-name="T1">C171</text:span>, <text:span text:style-name="T1">C183</text:span>, <text:span text:style-name="T1">C185</text:span>, <text:span text:style-name="T1">C186</text:span>, <text:span text:style-name="T1">C188</text:span>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27, C128, C134, C146, C150, C155, C160, C161,</text:p>
            <text:p> C162, C166, C170, C172, C174</text:p>
          </table:table-cell>
          <table:table-cell table:number-columns-repeated="1020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5, C89, C118, C120, C122, C123, C124, C138,</text:p>
            <text:p> C143, C145, C147, C151, C165, C168, C175, C177,</text:p>
            <text:p> C181, C190, C191, C192, C195, C198, C202, C203,</text:p>
            <text:p> C204, C205, C206, C207, C208, C210, C212, C213,</text:p>
            <text:p> C220, C222, C241, C246, C256, C257, C25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7uF/6.3V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72, C77, C79, C224, C232, C238, C24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uF/10V/105C</text:p>
          </table:table-cell>
          <table:table-cell office:value-type="string" calcext:value-type="string">
            <text:p>CPOL-EUE2.5-6.3</text:p>
          </table:table-cell>
          <table:table-cell office:value-type="string" calcext:value-type="string">
            <text:p>C20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7/SMA</text:p>
          </table:table-cell>
          <table:table-cell office:value-type="string" calcext:value-type="string">
            <text:p>D-MLL-41</text:p>
          </table:table-cell>
          <table:table-cell office:value-type="string" calcext:value-type="string">
            <text:p>D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uH/NR3015T2R2M/1.5A/3015</text:p>
          </table:table-cell>
          <table:table-cell office:value-type="string" calcext:value-type="string">
            <text:p>L-CD32</text:p>
          </table:table-cell>
          <table:table-cell office:value-type="string" calcext:value-type="string">
            <text:p>L11, L12, L13, L14, L15, L16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1, L2, L5, L6, L7, L8, L9, L10, L17, L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148/SOD80C</text:p>
          </table:table-cell>
          <table:table-cell office:value-type="string" calcext:value-type="string">
            <text:p>DSMD</text:p>
          </table:table-cell>
          <table:table-cell office:value-type="string" calcext:value-type="string">
            <text:p>D7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CHOTKKY7.62SS-1N5819</text:p>
            <text:p>(S4SOD-123)</text:p>
          </table:table-cell>
          <table:table-cell office:value-type="string" calcext:value-type="string">
            <text:p>D1, 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D-MLL-41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SMBJ16A</text:p>
          </table:table-cell>
          <table:table-cell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PWR_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CHG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46B</text:p>
          </table:table-cell>
          <table:table-cell office:value-type="string" calcext:value-type="string">
            <text:p>NPN-TRANSISTOR_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N-MOS+DIODBSS138(SOT23-3)</text:p>
          </table:table-cell>
          <table:table-cell office:value-type="string" calcext:value-type="string">
            <text:p>FET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P-MOS+DIODIRLML6402</text:p>
          </table:table-cell>
          <table:table-cell office:value-type="string" calcext:value-type="string">
            <text:p>FET1, FET3, FE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32.768kHz/12.5pF/2P/SMD1206</text:p>
          </table:table-cell>
          <table:table-cell office:value-type="string" calcext:value-type="string">
            <text:p>MC-306_MC-306-TEST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4MHz/20pF/20ppm/2P/5x3.2mm</text:p>
          </table:table-cell>
          <table:table-cell office:value-type="string" calcext:value-type="string">
            <text:p>HC49/STEST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5MHz/20pF/30ppm/4P/3.2x2.5</text:p>
          </table:table-cell>
          <table:table-cell office:value-type="string" calcext:value-type="string">
            <text:p>SMALL_SMD_CRYSTAL_1</text:p>
          </table:table-cell>
          <table:table-cell office:value-type="string" calcext:value-type="string">
            <text:p>Q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S1117</text:p>
          </table:table-cell>
          <table:table-cell office:value-type="string" calcext:value-type="string">
            <text:p>LM1117</text:p>
          </table:table-cell>
          <table:table-cell office:value-type="string" calcext:value-type="string">
            <text:p>VR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1231-2.5V(SOT23-5)</text:p>
          </table:table-cell>
          <table:table-cell office:value-type="string" calcext:value-type="string">
            <text:p>AP1231-3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C-SSHM-T(SOIC-8)</text:p>
          </table:table-cell>
          <table:table-cell office:value-type="string" calcext:value-type="string">
            <text:p>24LCXX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209(QFN48)</text:p>
          </table:table-cell>
          <table:table-cell office:value-type="string" calcext:value-type="string">
            <text:p>AXP209</text:p>
          </table:table-cell>
          <table:table-cell office:value-type="string" calcext:value-type="string">
            <text:p>U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M4G1YEMD-B031</text:p>
          </table:table-cell>
          <table:table-cell office:value-type="string" calcext:value-type="string">
            <text:p>KLMAG2GEND-B031(FBGA153)</text:p>
          </table:table-cell>
          <table:table-cell office:value-type="string" calcext:value-type="string">
            <text:p>U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SZ9031RNXCC-TR</text:p>
          </table:table-cell>
          <table:table-cell office:value-type="string" calcext:value-type="string">
            <text:p>KSZ9031RNXCC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121T475I-TT</text:p>
          </table:table-cell>
          <table:table-cell office:value-type="string" calcext:value-type="string">
            <text:p>RESETMCP130T-300-I/TT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T41K256M16HA-125:E</text:p>
            <text:p>(DDR3L-1600_11-11-11)</text:p>
          </table:table-cell>
          <table:table-cell office:value-type="string" calcext:value-type="string">
            <text:p>H5TQ2G63BFR_</text:p>
            <text:p>MEM4G16D3EABG-125HYNIX</text:p>
          </table:table-cell>
          <table:table-cell office:value-type="string" calcext:value-type="string">
            <text:p>U2, 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Y7208</text:p>
          </table:table-cell>
          <table:table-cell office:value-type="string" calcext:value-type="string">
            <text:p>U1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Y6280</text:p>
          </table:table-cell>
          <table:table-cell office:value-type="string" calcext:value-type="string">
            <text:p>U10, U11, U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Y8008</text:p>
          </table:table-cell>
          <table:table-cell office:value-type="string" calcext:value-type="string">
            <text:p>U15, U17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W25Q128FVSIG</text:p>
          </table:table-cell>
          <table:table-cell table:style-name="ce3" office:value-type="string" calcext:value-type="string">
            <text:p>W25Q16BVSSIG(SO-8)</text:p>
          </table:table-cell>
          <table:table-cell table:style-name="ce3" office:value-type="string" calcext:value-type="string">
            <text:p>U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CON2DW02R</text:p>
          </table:table-cell>
          <table:table-cell office:value-type="string" calcext:value-type="string">
            <text:p>5V_SATA_PWR, LIPO_BA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MC34931HDMI-SWM-19_TEST</text:p>
          </table:table-cell>
          <table:table-cell office:value-type="string" calcext:value-type="string">
            <text:p>HDMI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3</text:p>
          </table:table-cell>
          <table:table-cell office:value-type="string" calcext:value-type="string">
            <text:p>CON3HN1X3</text:p>
          </table:table-cell>
          <table:table-cell office:value-type="string" calcext:value-type="string">
            <text:p>UART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ICRO_SD/TFC-WPAPR-08</text:p>
          </table:table-cell>
          <table:table-cell office:value-type="string" calcext:value-type="string">
            <text:p>MICRO_SD/MMC_CP_</text:p>
            <text:p>NEWTEST_CREAM</text:p>
          </table:table-cell>
          <table:table-cell office:value-type="string" calcext:value-type="string">
            <text:p>SD/MMC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A-V16X-2X10-LF</text:p>
          </table:table-cell>
          <table:table-cell office:value-type="string" calcext:value-type="string">
            <text:p>ML20GPH127SMT-02X10</text:p>
            <text:p>(PA-V16X-2X10-LF)_TEST</text:p>
          </table:table-cell>
          <table:table-cell office:value-type="string" calcext:value-type="string">
            <text:p>GPIO-4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A-V16X-2X20-LF</text:p>
          </table:table-cell>
          <table:table-cell office:value-type="string" calcext:value-type="string">
            <text:p>ML40-GPH127SMT-02X20</text:p>
            <text:p>(PA-V16X-2X20-LF)_TEST</text:p>
          </table:table-cell>
          <table:table-cell office:value-type="string" calcext:value-type="string">
            <text:p>GPIO-1, GPIO-2, GPIO-3, LCD_CON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office:value-type="string" calcext:value-type="string">
            <text:p>PWR-JAKPWR_JACK_UNI_MILLING_</text:p>
            <text:p>SMALLER_DRILLS</text:p>
          </table:table-cell>
          <table:table-cell office:value-type="string" calcext:value-type="string">
            <text:p>PWR_JAC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A-PWA-07</text:p>
          </table:table-cell>
          <table:table-cell office:value-type="string" calcext:value-type="string">
            <text:p>SATA-PWA-07TEST</text:p>
          </table:table-cell>
          <table:table-cell office:value-type="string" calcext:value-type="string">
            <text:p>SAT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DE_WTCM-TR(3X4)</text:p>
          </table:table-cell>
          <table:table-cell office:value-type="string" calcext:value-type="string">
            <text:p>SW-TAKTSIDE_WTCM-TR(3X4)</text:p>
          </table:table-cell>
          <table:table-cell office:value-type="string" calcext:value-type="string">
            <text:p>PWR, RECOVERY, RESE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M211Q01FM22_SH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OTG(MSB-SW-5AB-LF)</text:p>
          </table:table-cell>
          <table:table-cell office:value-type="string" calcext:value-type="string">
            <text:p>MINI_USB9</text:p>
          </table:table-cell>
          <table:table-cell office:value-type="string" calcext:value-type="string">
            <text:p>USB_OTG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_A_VERTICAL</text:p>
          </table:table-cell>
          <table:table-cell office:value-type="string" calcext:value-type="string">
            <text:p>USB_SHIELDUSB_A_VERTICAL</text:p>
          </table:table-cell>
          <table:table-cell office:value-type="string" calcext:value-type="string">
            <text:p>USB_HOST1, USB_HOS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JSJ_1_SMALLER_CLOSE_10MILS</text:p>
          </table:table-cell>
          <table:table-cell office:value-type="string" calcext:value-type="string">
            <text:p>NAND_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5V_E, 5V_E_SATA, WP_ENABL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3:Closed/PB8:Opened</text:p>
          </table:table-cell>
          <table:table-cell office:value-type="string" calcext:value-type="string">
            <text:p>SJ2W5</text:p>
          </table:table-cell>
          <table:table-cell office:value-type="string" calcext:value-type="string">
            <text:p>PC3/PB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, R15, R28, R49, R50, R112, R1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5822/SS34/SMA)</text:p>
          </table:table-cell>
          <table:table-cell office:value-type="string" calcext:value-type="string">
            <text:p>SCHOTKKY7.62SS2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9, R40, R93, R94, R95, R9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7nH/0402)</text:p>
          </table:table-cell>
          <table:table-cell office:value-type="string" calcext:value-type="string">
            <text:p>L-USL0402_TI</text:p>
          </table:table-cell>
          <table:table-cell office:value-type="string" calcext:value-type="string">
            <text:p>L3, L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22, R23, R2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5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2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69, C221, C22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p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1, C25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47uF/6.3V)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73, C7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0n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12, C113, C1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MT29F64G08CBABAWP:BTR)</text:p>
          </table:table-cell>
          <table:table-cell office:value-type="string" calcext:value-type="string">
            <text:p>H27UBG8T2A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CON2HN1X2</text:p>
          </table:table-cell>
          <table:table-cell office:value-type="string" calcext:value-type="string">
            <text:p>BACKUP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A1206_(4X0603)_4B8_0R)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)</text:p>
          </table:table-cell>
          <table:table-cell office:value-type="string" calcext:value-type="string">
            <text:p>RCLAMP0524PTEST</text:p>
          </table:table-cell>
          <table:table-cell office:value-type="string" calcext:value-type="string">
            <text:p>U7, U8, U9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NA(10pF)</text:p>
          </table:table-cell>
          <table:table-cell table:style-name="ce3" office:value-type="string" calcext:value-type="string">
            <text:p>C-EUC0402_TI</text:p>
          </table:table-cell>
          <table:table-cell table:style-name="ce3" office:value-type="string" calcext:value-type="string">
            <text:p>C90</text:p>
          </table:table-cell>
          <table:table-cell table:number-columns-repeated="1020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style:scale-to="85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8-11-30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00/00/0000</text:date>, <text:time style:data-style-name="N2" text:time-value="14:57:19.9864229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30T14:57:57.993555929</dc:date>
    <meta:editing-duration>PT2H19M38S</meta:editing-duration>
    <meta:editing-cycles>83</meta:editing-cycles>
    <meta:generator>LibreOffice/5.1.6.2$Linux_X86_64 LibreOffice_project/10m0$Build-2</meta:generator>
    <meta:document-statistic meta:table-count="1" meta:cell-count="448" meta:object-count="0"/>
  </office:meta>
</office:document-meta>
</file>